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4.2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Код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УНП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ОО «Кудряшка»</text:p>
          </table:table-cell>
          <table:table-cell office:value-type="float" office:value="123456789" calcext:value-type="float">
            <text:p>1234567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ОО «Золотое яблоко»</text:p>
          </table:table-cell>
          <table:table-cell office:value-type="float" office:value="234567891" calcext:value-type="float">
            <text:p>2345678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ООО «Модные люди»</text:p>
          </table:table-cell>
          <table:table-cell office:value-type="float" office:value="345678912" calcext:value-type="float">
            <text:p>345678912</text:p>
          </table:table-cell>
        </table:table-row>
        <table:table-row table:style-name="ro1">
          <table:table-cell table:style-name="ce5" table:number-columns-repeated="2"/>
          <table:table-cell table:style-name="Default"/>
        </table:table-row>
        <table:table-row table:style-name="ro1">
          <table:table-cell table:style-name="ce5"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.00.0000</text:date>, <text:time style:data-style-name="N2" text:time-value="22:04:20.71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6T22:08:56.852000000</dc:date>
    <meta:editing-duration>PT6M17S</meta:editing-duration>
    <meta:editing-cycles>2</meta:editing-cycles>
    <meta:generator>LibreOffice/7.3.0.3$Windows_X86_64 LibreOffice_project/0f246aa12d0eee4a0f7adcefbf7c878fc2238db3</meta:generator>
    <meta:document-statistic meta:table-count="1" meta:cell-count="12" meta:object-count="0"/>
  </office:meta>
</office:document-meta>
</file>